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5in" table:align="margins" style:writing-mode="lr-tb"/>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writing-mode="lr-tb"/>
    </style:style>
    <style:style style:name="Table2.A" style:family="table-column">
      <style:table-column-properties style:column-width="1in" style:rel-column-width="9463*"/>
    </style:style>
    <style:style style:name="Table2.B" style:family="table-column">
      <style:table-column-properties style:column-width="5.925in" style:rel-column-width="5607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1in" style:rel-column-width="9463*"/>
    </style:style>
    <style:style style:name="Table3.B" style:family="table-column">
      <style:table-column-properties style:column-width="5.925in" style:rel-column-width="56072*"/>
    </style:style>
    <style:style style:name="Table3.A1" style:family="table-cell">
      <style:table-cell-properties fo:padding="0.0382in" fo:border-left="0.05pt solid #000000" fo:border-right="none" fo:border-top="0.05pt solid #000000" fo:border-bottom="none"/>
    </style:style>
    <style:style style:name="Table3.B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none"/>
    </style:style>
    <style:style style:name="Table3.B2" style:family="table-cell">
      <style:table-cell-properties fo:padding="0.0382in" fo:border-left="0.05pt solid #000000" fo:border-right="0.05pt solid #000000" fo:border-top="none" fo:border-bottom="none"/>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10097" officeooo:paragraph-rsid="00210097"/>
    </style:style>
    <style:style style:name="P2" style:family="paragraph" style:parent-style-name="Standard">
      <style:text-properties officeooo:rsid="00210097" officeooo:paragraph-rsid="0042d342"/>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10"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officeooo:rsid="000ddcd5" officeooo:paragraph-rsid="000ddcd5"/>
    </style:style>
    <style:style style:name="P13" style:family="paragraph" style:parent-style-name="Standard">
      <style:text-properties officeooo:rsid="001153e3" officeooo:paragraph-rsid="001153e3"/>
    </style:style>
    <style:style style:name="P14" style:family="paragraph" style:parent-style-name="Standard">
      <style:text-properties officeooo:paragraph-rsid="002f25e6"/>
    </style:style>
    <style:style style:name="P15" style:family="paragraph" style:parent-style-name="Standard">
      <style:text-properties officeooo:paragraph-rsid="000ead27"/>
    </style:style>
    <style:style style:name="P16" style:family="paragraph" style:parent-style-name="Standard">
      <style:text-properties officeooo:rsid="000c5282" officeooo:paragraph-rsid="000c5282"/>
    </style:style>
    <style:style style:name="P17" style:family="paragraph" style:parent-style-name="Standard">
      <style:text-properties officeooo:rsid="0015377c" officeooo:paragraph-rsid="0015377c"/>
    </style:style>
    <style:style style:name="P18" style:family="paragraph" style:parent-style-name="Standard">
      <style:text-properties officeooo:rsid="001d2139" officeooo:paragraph-rsid="001d2139"/>
    </style:style>
    <style:style style:name="P19" style:family="paragraph" style:parent-style-name="Standard">
      <style:text-properties officeooo:rsid="001d2139" officeooo:paragraph-rsid="0040fe3f"/>
    </style:style>
    <style:style style:name="P20" style:family="paragraph" style:parent-style-name="Standard">
      <style:text-properties officeooo:rsid="002535f0" officeooo:paragraph-rsid="002535f0"/>
    </style:style>
    <style:style style:name="P21" style:family="paragraph" style:parent-style-name="Standard">
      <style:text-properties officeooo:rsid="002535f0" officeooo:paragraph-rsid="0040fe3f"/>
    </style:style>
    <style:style style:name="P22" style:family="paragraph" style:parent-style-name="Standard">
      <style:text-properties officeooo:rsid="00282833" officeooo:paragraph-rsid="00282833"/>
    </style:style>
    <style:style style:name="P23" style:family="paragraph" style:parent-style-name="Standard">
      <style:text-properties officeooo:paragraph-rsid="0029dc14"/>
    </style:style>
    <style:style style:name="P24" style:family="paragraph" style:parent-style-name="Standard">
      <style:text-properties officeooo:rsid="002ad8b1" officeooo:paragraph-rsid="002ad8b1"/>
    </style:style>
    <style:style style:name="P25" style:family="paragraph" style:parent-style-name="Standard">
      <style:text-properties officeooo:rsid="002cc02e" officeooo:paragraph-rsid="002cc02e"/>
    </style:style>
    <style:style style:name="P26" style:family="paragraph" style:parent-style-name="Standard">
      <style:text-properties officeooo:rsid="002d4c1a" officeooo:paragraph-rsid="002d4c1a"/>
    </style:style>
    <style:style style:name="P27" style:family="paragraph" style:parent-style-name="Standard">
      <style:text-properties officeooo:rsid="002d5272" officeooo:paragraph-rsid="002d5272"/>
    </style:style>
    <style:style style:name="P28" style:family="paragraph" style:parent-style-name="Standard">
      <style:text-properties officeooo:paragraph-rsid="003997c8"/>
    </style:style>
    <style:style style:name="P29" style:family="paragraph" style:parent-style-name="Standard">
      <style:text-properties officeooo:rsid="000ead27" officeooo:paragraph-rsid="000ead27"/>
    </style:style>
    <style:style style:name="P30" style:family="paragraph" style:parent-style-name="Standard">
      <style:text-properties officeooo:rsid="00172931" officeooo:paragraph-rsid="0042d342"/>
    </style:style>
    <style:style style:name="P31" style:family="paragraph" style:parent-style-name="Standard">
      <style:text-properties officeooo:rsid="003f3c7a" officeooo:paragraph-rsid="003f3c7a"/>
    </style:style>
    <style:style style:name="P32" style:family="paragraph" style:parent-style-name="Standard">
      <style:text-properties officeooo:rsid="0040fe3f" officeooo:paragraph-rsid="003f3c7a"/>
    </style:style>
    <style:style style:name="P33" style:family="paragraph" style:parent-style-name="Standard">
      <style:text-properties officeooo:rsid="00210097" officeooo:paragraph-rsid="00210097"/>
    </style:style>
    <style:style style:name="P34" style:family="paragraph" style:parent-style-name="Standard">
      <style:text-properties officeooo:rsid="00210097" officeooo:paragraph-rsid="0042d342"/>
    </style:style>
    <style:style style:name="P35" style:family="paragraph" style:parent-style-name="Standard">
      <style:text-properties officeooo:rsid="001ff01c" officeooo:paragraph-rsid="0040fe3f"/>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Contents_20_2">
      <style:paragraph-properties>
        <style:tab-stops>
          <style:tab-stop style:position="6.9252in" style:type="right" style:leader-style="dotted" style:leader-text="."/>
        </style:tab-stops>
      </style:paragraph-properties>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Table_20_Contents">
      <style:paragraph-properties fo:margin-top="0in" fo:margin-bottom="0in" style:contextual-spacing="false"/>
      <style:text-properties officeooo:rsid="002d4c1a" officeooo:paragraph-rsid="002f25e6"/>
    </style:style>
    <style:style style:name="P40" style:family="paragraph" style:parent-style-name="Table_20_Contents">
      <style:paragraph-properties fo:margin-top="0in" fo:margin-bottom="0in" style:contextual-spacing="false"/>
      <style:text-properties officeooo:rsid="0032dcd1" officeooo:paragraph-rsid="0032dcd1"/>
    </style:style>
    <style:style style:name="P41" style:family="paragraph" style:parent-style-name="Table_20_Contents">
      <style:paragraph-properties fo:margin-top="0in" fo:margin-bottom="0in" style:contextual-spacing="false"/>
      <style:text-properties officeooo:rsid="0032dcd1" officeooo:paragraph-rsid="0030430e"/>
    </style:style>
    <style:style style:name="P42" style:family="paragraph" style:parent-style-name="Table_20_Contents">
      <style:paragraph-properties fo:margin-top="0in" fo:margin-bottom="0in" style:contextual-spacing="false" fo:keep-with-next="always"/>
      <style:text-properties officeooo:rsid="0030430e" officeooo:paragraph-rsid="0031d13c"/>
    </style:style>
    <style:style style:name="P43" style:family="paragraph" style:parent-style-name="Table_20_Contents">
      <style:paragraph-properties fo:margin-top="0in" fo:margin-bottom="0in" style:contextual-spacing="false" fo:keep-with-next="always"/>
      <style:text-properties officeooo:rsid="0030430e" officeooo:paragraph-rsid="0030430e"/>
    </style:style>
    <style:style style:name="P44" style:family="paragraph" style:parent-style-name="Table_20_Contents">
      <style:text-properties officeooo:rsid="003f3c7a" officeooo:paragraph-rsid="003f3c7a"/>
    </style:style>
    <style:style style:name="P45" style:family="paragraph" style:parent-style-name="Table_20_Contents">
      <style:text-properties officeooo:rsid="0040fe3f" officeooo:paragraph-rsid="0040fe3f"/>
    </style:style>
    <style:style style:name="P46" style:family="paragraph" style:parent-style-name="Standard" style:list-style-name="L4">
      <style:text-properties officeooo:paragraph-rsid="00100f09"/>
    </style:style>
    <style:style style:name="P47" style:family="paragraph" style:parent-style-name="Standard" style:list-style-name="L4">
      <style:text-properties officeooo:rsid="0048173c" officeooo:paragraph-rsid="000ead27"/>
    </style:style>
    <style:style style:name="P48" style:family="paragraph" style:parent-style-name="Standard" style:list-style-name="L5">
      <style:text-properties officeooo:rsid="000ddcd5" officeooo:paragraph-rsid="000ddcd5"/>
    </style:style>
    <style:style style:name="P49" style:family="paragraph" style:parent-style-name="Standard" style:list-style-name="L6"/>
    <style:style style:name="P50" style:family="paragraph" style:parent-style-name="Standard" style:list-style-name="L7">
      <style:text-properties officeooo:paragraph-rsid="000ead27"/>
    </style:style>
    <style:style style:name="P51" style:family="paragraph" style:parent-style-name="Standard" style:list-style-name="L8">
      <style:text-properties officeooo:paragraph-rsid="000ead27"/>
    </style:style>
    <style:style style:name="P52" style:family="paragraph" style:parent-style-name="Standard" style:list-style-name="L9">
      <style:text-properties officeooo:rsid="001153e3" officeooo:paragraph-rsid="0029dc14"/>
    </style:style>
    <style:style style:name="P53" style:family="paragraph" style:parent-style-name="Standard" style:list-style-name="L9">
      <style:text-properties officeooo:rsid="0013a86e" officeooo:paragraph-rsid="0029dc14"/>
    </style:style>
    <style:style style:name="P54" style:family="paragraph" style:parent-style-name="Standard" style:list-style-name="L10">
      <style:text-properties officeooo:rsid="00172931" officeooo:paragraph-rsid="00172931"/>
    </style:style>
    <style:style style:name="P55" style:family="paragraph" style:parent-style-name="Standard" style:list-style-name="L10">
      <style:text-properties officeooo:rsid="00172931" officeooo:paragraph-rsid="003d2054"/>
    </style:style>
    <style:style style:name="P56" style:family="paragraph" style:parent-style-name="Standard" style:list-style-name="L11">
      <style:text-properties officeooo:rsid="00271e9c" officeooo:paragraph-rsid="00271e9c"/>
    </style:style>
    <style:style style:name="P57" style:family="paragraph" style:parent-style-name="Standard" style:list-style-name="L11">
      <style:text-properties officeooo:rsid="002b9a0f" officeooo:paragraph-rsid="002b9a0f"/>
    </style:style>
    <style:style style:name="P58" style:family="paragraph" style:parent-style-name="Standard" style:list-style-name="L11">
      <style:text-properties officeooo:rsid="003f3c7a" officeooo:paragraph-rsid="003f3c7a"/>
    </style:style>
    <style:style style:name="P59" style:family="paragraph" style:parent-style-name="Standard" style:list-style-name="L11">
      <style:text-properties officeooo:rsid="002cc02e" officeooo:paragraph-rsid="002d4c1a"/>
    </style:style>
    <style:style style:name="P60" style:family="paragraph" style:parent-style-name="Standard">
      <style:text-properties officeooo:rsid="00210097" officeooo:paragraph-rsid="00210097"/>
    </style:style>
    <style:style style:name="P61" style:family="paragraph" style:parent-style-name="Standard">
      <style:text-properties officeooo:rsid="00210097" officeooo:paragraph-rsid="0042d342"/>
    </style:style>
    <style:style style:name="P62" style:family="paragraph" style:parent-style-name="Heading_20_2">
      <style:text-properties officeooo:rsid="001d2139" officeooo:paragraph-rsid="001d2139"/>
    </style:style>
    <style:style style:name="P63" style:family="paragraph" style:parent-style-name="Heading_20_2">
      <style:text-properties officeooo:rsid="002d4c1a" officeooo:paragraph-rsid="002d4c1a"/>
    </style:style>
    <style:style style:name="P64" style:family="paragraph" style:parent-style-name="Heading_20_2">
      <style:text-properties officeooo:rsid="00282833" officeooo:paragraph-rsid="00282833"/>
    </style:style>
    <style:style style:name="P65" style:family="paragraph" style:parent-style-name="Heading_20_2">
      <style:text-properties officeooo:rsid="003f3c7a" officeooo:paragraph-rsid="003f3c7a"/>
    </style:style>
    <style:style style:name="P66" style:family="paragraph" style:parent-style-name="Heading_20_2">
      <style:text-properties officeooo:rsid="00271e9c" officeooo:paragraph-rsid="00271e9c"/>
    </style:style>
    <style:style style:name="P67" style:family="paragraph" style:parent-style-name="Heading_20_2">
      <style:text-properties officeooo:rsid="0037d578" officeooo:paragraph-rsid="0037d578"/>
    </style:style>
    <style:style style:name="P68" style:family="paragraph" style:parent-style-name="Heading_20_1">
      <style:text-properties officeooo:rsid="002d4c1a" officeooo:paragraph-rsid="002d4c1a"/>
    </style:style>
    <style:style style:name="P69" style:family="paragraph" style:parent-style-name="Heading_20_1">
      <style:text-properties officeooo:paragraph-rsid="002f25e6"/>
    </style:style>
    <style:style style:name="P70" style:family="paragraph" style:parent-style-name="Heading_20_1" style:master-page-name="First_20_Page">
      <style:paragraph-properties style:page-number="auto"/>
    </style:style>
    <style:style style:name="P71" style:family="paragraph" style:parent-style-name="Heading_20_3">
      <style:text-properties officeooo:paragraph-rsid="002f25e6"/>
    </style:style>
    <style:style style:name="P72" style:family="paragraph" style:parent-style-name="Heading_20_3">
      <style:text-properties officeooo:rsid="0040fe3f" officeooo:paragraph-rsid="0040fe3f"/>
    </style:style>
    <style:style style:name="P7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4" style:family="paragraph">
      <style:paragraph-properties style:writing-mode="lr-tb"/>
    </style:style>
    <style:style style:name="P75"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535f0"/>
    </style:style>
    <style:style style:name="T2" style:family="text">
      <style:text-properties officeooo:rsid="0024e6b9"/>
    </style:style>
    <style:style style:name="T3" style:family="text">
      <style:text-properties officeooo:rsid="001153e3"/>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24e6b9" style:font-size-asian="8pt" style:font-size-complex="8pt"/>
    </style:style>
    <style:style style:name="T7" style:family="text">
      <style:text-properties fo:font-size="8pt" officeooo:rsid="001153e3" style:font-size-asian="8pt" style:font-size-complex="8pt"/>
    </style:style>
    <style:style style:name="T8" style:family="text">
      <style:text-properties fo:font-size="9pt" style:font-size-asian="9pt"/>
    </style:style>
    <style:style style:name="T9" style:family="text">
      <style:text-properties officeooo:rsid="000899a2"/>
    </style:style>
    <style:style style:name="T10" style:family="text">
      <style:text-properties officeooo:rsid="000a8fcc"/>
    </style:style>
    <style:style style:name="T11" style:family="text">
      <style:text-properties officeooo:rsid="00100f09"/>
    </style:style>
    <style:style style:name="T12" style:family="text">
      <style:text-properties officeooo:rsid="0018d7a2"/>
    </style:style>
    <style:style style:name="T13" style:family="text">
      <style:text-properties officeooo:rsid="001213b1"/>
    </style:style>
    <style:style style:name="T14" style:family="text">
      <style:text-properties officeooo:rsid="00172931"/>
    </style:style>
    <style:style style:name="T15" style:family="text">
      <style:text-properties officeooo:rsid="001a7cea"/>
    </style:style>
    <style:style style:name="T16" style:family="text">
      <style:text-properties officeooo:rsid="001ef795"/>
    </style:style>
    <style:style style:name="T17" style:family="text">
      <style:text-properties officeooo:rsid="001ff01c"/>
    </style:style>
    <style:style style:name="T18" style:family="text">
      <style:text-properties officeooo:rsid="00217e19"/>
    </style:style>
    <style:style style:name="T19" style:family="text">
      <style:text-properties officeooo:rsid="0024e6b9"/>
    </style:style>
    <style:style style:name="T20" style:family="text">
      <style:text-properties officeooo:rsid="002535f0"/>
    </style:style>
    <style:style style:name="T21" style:family="text">
      <style:text-properties officeooo:rsid="00271e9c"/>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officeooo:rsid="0029dc14"/>
    </style:style>
    <style:style style:name="T25" style:family="text">
      <style:text-properties officeooo:rsid="002b9a0f"/>
    </style:style>
    <style:style style:name="T26" style:family="text">
      <style:text-properties officeooo:rsid="002cc02e"/>
    </style:style>
    <style:style style:name="T27" style:family="text">
      <style:text-properties officeooo:rsid="002d4c1a"/>
    </style:style>
    <style:style style:name="T28" style:family="text">
      <style:text-properties officeooo:rsid="002f25e6"/>
    </style:style>
    <style:style style:name="T29" style:family="text">
      <style:text-properties officeooo:rsid="0031d13c"/>
    </style:style>
    <style:style style:name="T30" style:family="text">
      <style:text-properties officeooo:rsid="0034467e"/>
    </style:style>
    <style:style style:name="T31" style:family="text">
      <style:text-properties officeooo:rsid="00354eab"/>
    </style:style>
    <style:style style:name="T32" style:family="text">
      <style:text-properties officeooo:rsid="0037d578"/>
    </style:style>
    <style:style style:name="T33" style:family="text">
      <style:text-properties officeooo:rsid="003997c8"/>
    </style:style>
    <style:style style:name="T3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8" style:family="text">
      <style:text-properties officeooo:rsid="003f3c7a"/>
    </style:style>
    <style:style style:name="T39" style:family="text">
      <style:text-properties officeooo:rsid="0040fe3f"/>
    </style:style>
    <style:style style:name="T40" style:family="text">
      <style:text-properties officeooo:rsid="0042d342"/>
    </style:style>
    <style:style style:name="T41"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37578320" text:id="ct137578320">
          <text:deletion>
            <office:change-info>
              <dc:creator>Balazs Racz</dc:creator>
              <dc:date>2016-01-19T14:31:00</dc:date>
            </office:change-info>
            <text:p text:style-name="P1"><text:span text:style-name="T1">may, but is not required to,</text:span></text:p>
          </text:deletion>
        </text:changed-region>
        <text:changed-region xml:id="ct137609200" text:id="ct137609200">
          <text:insertion>
            <office:change-info>
              <dc:creator>Balazs Racz</dc:creator>
              <dc:date>2016-01-19T14:31:00</dc:date>
            </office:change-info>
          </text:insertion>
        </text:changed-region>
        <text:changed-region xml:id="ct129450768" text:id="ct129450768">
          <text:insertion>
            <office:change-info>
              <dc:creator>Balazs Racz</dc:creator>
              <dc:date>2016-01-19T14:28:00</dc:date>
            </office:change-info>
          </text:insertion>
        </text:changed-region>
        <text:changed-region xml:id="ct141395104" text:id="ct141395104">
          <text:deletion>
            <office:change-info>
              <dc:creator>Balazs Racz</dc:creator>
              <dc:date>2016-01-19T14:32:00</dc:date>
            </office:change-info>
            <text:p text:style-name="P2"><text:span text:style-name="T2">may, but is not required to,</text:span></text:p>
          </text:deletion>
        </text:changed-region>
        <text:changed-region xml:id="ct141401008" text:id="ct141401008">
          <text:insertion>
            <office:change-info>
              <dc:creator>Balazs Racz</dc:creator>
              <dc:date>2016-01-19T14:32:00</dc:date>
            </office:change-info>
          </text:insertion>
        </text:changed-region>
        <text:changed-region xml:id="ct141544448" text:id="ct141544448">
          <text:deletion>
            <office:change-info>
              <dc:creator>Balazs Racz</dc:creator>
              <dc:date>2016-01-19T14:33:00</dc:date>
            </office:change-info>
            <text:h text:style-name="Heading_20_3" text:outline-level="3">Completing</text:h>
          </text:deletion>
        </text:changed-region>
        <text:changed-region xml:id="ct140542704" text:id="ct140542704">
          <text:insertion>
            <office:change-info>
              <dc:creator>Balazs Racz</dc:creator>
              <dc:date>2016-01-19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Introduction (Informative)</text:h>
      <text:p text:style-name="Standard"><text:span text:style-name="T9">This Standard defines a method for using OpenLCB protocols for upgrading the firmware of an OpenLCB node. This Standard is agnostic to the physical layer.</text:span></text:p>
      <text:h text:style-name="Heading_20_1" text:outline-level="1">Intended Use (Informative)</text:h>
      <text:p text:style-name="Standard"><text:span text:style-name="T10">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she is already familiar with to update all conforming hardware nodes.</text:span></text:p>
      <text:p text:style-name="P16">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2">The intended use of this subset is to allow manufacturers to supply their hardware with dual firmware, consisting of a “<text:span text:style-name="T38">f</text:span><text:span text:style-name="T34">irmware </text:span><text:span text:style-name="T37">u</text:span><text:span text:style-name="T34">pgrade</text:span>” component with the minim<text:span text:style-name="T11">um required </text:span>support for firmware update, as well as a replaceable “production” firmware for full node operation.</text:p>
      <text:h text:style-name="Heading_20_1" text:outline-level="1">References and Context (Normative)</text:h>
      <text:p text:style-name="P15">For more information on format and presentation, see: </text:p>
      <text:list xml:id="list2422022523417016881" text:style-name="L7">
        <text:list-item>
          <text:p text:style-name="P50">OpenLCB Common Information Technical Note</text:p>
        </text:list-item>
      </text:list>
      <text:p text:style-name="P15">For information on OpenLCB message transport and OpenLCB communications, see:</text:p>
      <text:list xml:id="list3185185871107077524" text:style-name="L8">
        <text:list-item>
          <text:p text:style-name="P51">OpenLCB Message Network Standard. <text:span text:style-name="T12">That Standard also defines the Uninitialized state and the Node Initialization Complete message, as well as the Protocol Support protocol messages.</text:span></text:p>
        </text:list-item>
      </text:list>
      <text:p text:style-name="P29">The defined method relies on commands and messages defined in the following standards:</text:p>
      <text:list xml:id="list5404805898192653128" text:style-name="L4">
        <text:list-item>
          <text:p text:style-name="P47">OpenLCB Memory Configuration Standard, which defines, among others, the commands <text:s/>“<text:span text:style-name="T38">Freeze</text:span>”, “<text:span text:style-name="T38">Unfreeze”, “Write” and </text:span>“Stream Write”.</text:p>
        </text:list-item>
        <text:list-item>
          <text:p text:style-name="P46"><text:soft-page-break/><text:span text:style-name="T11">OpenLCB Stream Transport Draft Standard, which defined how streams are opened, data transferred, aborted with error and completed.</text:span></text:p>
        </text:list-item>
      </text:list>
      <text:h text:style-name="Heading_20_1" text:outline-level="1">Message Formats (Normative)</text:h>
      <text:p text:style-name="P13">This Standard does not define any messages.</text:p>
      <text:h text:style-name="Heading_20_1" text:outline-level="1">States (Normative)</text:h>
      <text:p text:style-name="P13">A powered-on hardware node may be in one of the following two states:</text:p>
      <text:list xml:id="list3629750373587419610" text:style-name="L9">
        <text:list-item>
          <text:p text:style-name="P52"><text:span text:style-name="T34">Firmware Upgrade</text:span> state. In this state the node <text:span text:style-name="T13">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53">Operating state. In this state the node performs its desired function. <text:span text:style-name="T24">The node in Operating state must not export a writable Memory Space under the number of the Firmware Space.</text:span></text:p>
        </text:list-item>
      </text:list>
      <text:h text:style-name="Heading_20_1" text:outline-level="1">Interactions (Normative)</text:h>
      <text:h text:style-name="P64" text:outline-level="2">Definitions</text:h>
      <text:p text:style-name="P22">There are two nodes involved in the firmware upgrade process:</text:p>
      <text:p text:style-name="P22">The <text:span text:style-name="T22">Configuration Tool</text:span> (CT) is the node with a user interface that is in possession of the new manufacturer-supplied firmware data file.</text:p>
      <text:p text:style-name="P22">The <text:span text:style-name="T22">Target Node</text:span><text:span text:style-name="T23"> is the node whose firmware is being updated.</text:span></text:p>
      <text:h text:style-name="Heading_20_2" text:outline-level="2">State transitions</text:h>
      <text:p text:style-name="P24">A node may not transition between <text:span text:style-name="T34">Firmware Upgrade</text:span> state and Operating state without <text:span text:style-name="T25">returning to Uninitialized state, as defined by the OpenLCB Message Network standard.</text:span></text:p>
      <text:p text:style-name="P17">At power-up a hardware node shall start up in Operating state by default, unless one <text:span text:style-name="T14">of the following conditions hold:</text:span></text:p>
      <text:list xml:id="list7995096044718936800" text:style-name="L10">
        <text:list-item>
          <text:p text:style-name="P54">Regular operation is impossible due to the lack of a working firmware. <text:span text:style-name="T32">In this case the Target Node may, but is not required to, emit a Producer-Consumer Event Report (PCER) message with the Well-Known Event ID “Firmware Corrupted” after reaching Initialized state.</text:span></text:p>
        </text:list-item>
        <text:list-item>
          <text:p text:style-name="P55">The user has requested firmware upgrade mode using a hardware switch, <text:span text:style-name="T15">if one is available</text:span>. <text:span text:style-name="T32">In this case, the Target Node may, but is not required to, emit a PCER message with the Well-Known Event ID “Firmware Upgrade Requested by Hardware Switch” after reaching Initialized state.</text:span></text:p>
        </text:list-item>
      </text:list>
      <text:p text:style-name="P30">To request a <text:span text:style-name="T24">Target Node</text:span> to transition from <text:span text:style-name="T34">Firmware Upgrade</text:span> state to Operating state, <text:span text:style-name="T24">the</text:span> Configuration Tool shall send a Memory Configuration protocol “<text:span text:style-name="T40">Unfreeze</text:span>” command <text:span text:style-name="T12">for the memory </text:span><text:soft-page-break/><text:span text:style-name="T12">space designated as Firmware Space</text:span>. <text:span text:style-name="T12">The Target Node shall acknowledge the completion of the state transition by sending a Node Initialization Complete message.</text:span></text:p>
      <text:p text:style-name="P23"><text:span text:style-name="T12">To request a Target Node to transition to </text:span><text:span text:style-name="T35">Firmware Upgrade</text:span><text:span text:style-name="T12"> state (from either </text:span><text:span text:style-name="T35">Firmware Upgrade</text:span><text:span text:style-name="T12">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65" text:outline-level="2">State identification</text:h>
      <text:p text:style-name="P31">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4">State</text:p>
          </table:table-cell>
          <table:table-cell table:style-name="Table4.A1" office:value-type="string">
            <text:p text:style-name="P44">Protocol bit (Normative)</text:p>
          </table:table-cell>
          <table:table-cell table:style-name="Table4.C1" office:value-type="string">
            <text:p text:style-name="P44">Bit value (Informative)</text:p>
          </table:table-cell>
        </table:table-row>
        <table:table-row>
          <table:table-cell table:style-name="Table4.A2" office:value-type="string">
            <text:p text:style-name="P44">Operating state</text:p>
          </table:table-cell>
          <table:table-cell table:style-name="Table4.A2" office:value-type="string">
            <text:p text:style-name="P44">Firmware Upgrade Protocol</text:p>
          </table:table-cell>
          <table:table-cell table:style-name="Table4.C2" office:value-type="string">
            <text:p text:style-name="P44">0x<text:span text:style-name="T39">00 00 20</text:span></text:p>
          </table:table-cell>
        </table:table-row>
        <table:table-row>
          <table:table-cell table:style-name="Table4.A2" office:value-type="string">
            <text:p text:style-name="P45">Firmware Upgrade state</text:p>
          </table:table-cell>
          <table:table-cell table:style-name="Table4.A2" office:value-type="string">
            <text:p text:style-name="P45">Firmware Upgrade Active</text:p>
          </table:table-cell>
          <table:table-cell table:style-name="Table4.C2" office:value-type="string">
            <text:p text:style-name="P45">0x00 00 10</text:p>
          </table:table-cell>
        </table:table-row>
      </table:table>
      <text:p text:style-name="P32"/>
      <text:h text:style-name="P62" text:outline-level="2">Data Transfer</text:h>
      <text:h text:style-name="P72" text:outline-level="3">Streaming transfer</text:h>
      <text:p text:style-name="P18"><text:span text:style-name="T39">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7">with a </text:span>starting offset <text:span text:style-name="T17">of zero (</text:span>0<text:span text:style-name="T17">)</text:span>. <text:span text:style-name="T16">The stream data bytes are the unmodified, uninterpreted, exact sequence of the manufacturer-supplied firmware upgrade file.</text:span></text:p>
      <text:p text:style-name="P20">The <text:span text:style-name="T30">Target Node </text:span>being upgraded may, but is not required to, throttle the incoming data on the stream by means allowed by the Stream protocol.</text:p>
      <text:p text:style-name="P1">After transferring all the bytes in the manufacturer-supplied firmware data file, the CT shall <text:span text:style-name="T2">wait until it would be allowed to send more data according to the Stream protocol. Then the CT shall </text:span>close the stream <text:span text:style-name="T2">as defined in the Stream protocol</text:span>. <text:span text:style-name="T1">Afterwards the CT </text:span><text:change text:change-id="ct137578320"/><text:change-start text:change-id="ct137609200"/><text:span text:style-name="T1">shall</text:span><text:change-end text:change-id="ct137609200"/><text:span text:style-name="T1"> initiate a transition to Operating state.</text:span></text:p>
      <text:h text:style-name="Heading_20_3" text:outline-level="3">Datagram transfer</text:h>
      <text:p text:style-name="P19"><text:span text:style-name="T39">If the Target Node, while in Firmware Upgrade state, doe</text:span><text:change-start text:change-id="ct129450768"/><text:span text:style-name="T39">s</text:span><text:change-end text:change-id="ct129450768"/><text:span text:style-name="T39">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span></text:p>
      <text:p text:style-name="P21">The <text:span text:style-name="T30">Target Node </text:span>being upgraded may, but is not required to, throttle the incoming data on the stream by means allowed by the <text:span text:style-name="T39">Datagram</text:span> protocol <text:span text:style-name="T39">and Memory Configuration Protocol. </text:span></text:p>
      <text:p text:style-name="P2"><text:soft-page-break/>After transferring all the bytes in the manufacturer-supplied firmware data file, the CT shall <text:span text:style-name="T2">wait until the last datagram is responded to as the Memory Configuration Protocol requires. Afterwards the CT </text:span><text:change text:change-id="ct141395104"/><text:change-start text:change-id="ct141401008"/><text:span text:style-name="T2">shall</text:span><text:change-end text:change-id="ct141401008"/><text:span text:style-name="T2"> initiate a transition to Operating state.</text:span></text:p>
      <text:h text:style-name="Heading_20_3" text:outline-level="3"><text:span text:style-name="T39">Aborting and </text:span><text:change text:change-id="ct141544448"/><text:change-start text:change-id="ct140542704"/><text:span text:style-name="T39">Re-trying</text:span><text:change-end text:change-id="ct140542704"/> the transfer</text:h>
      <text:p text:style-name="P35">If the node being upgraded encounters an error, it may abort the data transfer by aborting the stream with an error code <text:span text:style-name="T39">when using the Stream protocol</text:span>, <text:span text:style-name="T39">or, respectively, returning a Datagram Reject with an error code or a Write Response Failed Memory Configuration datagram</text:span>. <text:span text:style-name="T18">If the transfer is aborted, the node is required to stay in </text:span><text:span text:style-name="T36">Firmware Upgrade</text:span><text:span text:style-name="T18">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6">Firmware Upgrade</text:span><text:span text:style-name="T18"> state, able to accept a new firmware upgrade attempt.</text:span></text:p>
      <text:p text:style-name="P35"/>
      <text:h text:style-name="P66" text:outline-level="2">Full sequence of firmware upgrade</text:h>
      <text:p text:style-name="P25">For a more detailed <text:span text:style-name="T27">description of the messages transferred, please see the Firmware Upgrade Technical Note.</text:span></text:p>
      <text:list xml:id="list8120064050864292639" text:style-name="L11">
        <text:list-item>
          <text:p text:style-name="P56">The CT sends a Memory Configuration datagram <text:span text:style-name="T31">command “Freeze” with an argument of Firmware Space</text:span>. <text:span text:style-name="T25">Note that a Datagram Received OK reply message is not always returned to this request.</text:span></text:p>
        </text:list-item>
        <text:list-item>
          <text:p text:style-name="P57">The CT waits for a Node Initialization Complete message from the Target Node.</text:p>
        </text:list-item>
        <text:list-item>
          <text:p text:style-name="P58">The CT sends a Protocol Support Inquiry to the Target Node to check whether it supports Stream protocol.</text:p>
        </text:list-item>
        <text:list-item>
          <text:p text:style-name="P57">The CT <text:span text:style-name="T26">performs the Data Transfer.</text:span></text:p>
        </text:list-item>
        <text:list-item>
          <text:p text:style-name="P59">The CT resets the Target Node using a <text:span text:style-name="T21">Memory Configuration datagram command “Unfreeze” with an argument of Firmware Space.</text:span></text:p>
        </text:list-item>
      </text:list>
      <text:h text:style-name="P68" text:outline-level="1">Allocations (Normative)</text:h>
      <text:p text:style-name="P26">This section describes the numerical values that were referenced in earlier sections and are not defined in their respective standards.</text:p>
      <text:h text:style-name="P63" text:outline-level="2">Memory Space numbers</text:h>
      <table:table table:name="Table2" table:style-name="Table2">
        <table:table-column table:style-name="Table2.A"/>
        <table:table-column table:style-name="Table2.B"/>
        <table:table-row>
          <table:table-cell table:style-name="Table2.A1" office:value-type="string">
            <text:p text:style-name="P39">0xEF</text:p>
          </table:table-cell>
          <table:table-cell table:style-name="Table2.B1" office:value-type="string">
            <text:p text:style-name="P39">Firmware Space</text:p>
          </table:table-cell>
        </table:table-row>
      </table:table>
      <text:h text:style-name="P63" text:outline-level="2" text:is-list-header="true"/>
      <text:h text:style-name="P63" text:outline-level="2">Error Codes</text:h>
      <text:p text:style-name="P27">The Target Nodes may, but are not required to, use the following error codes to denote specific conditions relating to <text:span text:style-name="T28">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43">0x208<text:span text:style-name="T30">8</text:span></text:p>
          </table:table-cell>
          <table:table-cell table:style-name="Table3.B1" office:value-type="string">
            <text:p text:style-name="P42">Temporary error, Transfer error.<text:line-break/><text:span text:style-name="T29">The firmware written has </text:span>failed checksum.</text:p>
          </table:table-cell>
        </table:table-row>
        <table:table-row>
          <table:table-cell table:style-name="Table3.A2" office:value-type="string">
            <text:p text:style-name="Table_20_Contents"><field:fieldmark-start text:name="__Fieldmark__8140_2040863345" field:type=""/>0x1088<office:annotation office:name="__Fieldmark__7138_1534110011"><dc:creator>Balazs Racz</dc:creator><dc:date>2015-08-08T20:58:08</dc:date><text:list text:style-name=""><text:list-item><text:p text:style-name="P73"><text:span text:style-name="T41">We need to check these error codes to preferably prevent clashes.</text:span></text:p></text:list-item></text:list></office:annotation><field:fieldmark-end/></text:p>
          </table:table-cell>
          <table:table-cell table:style-name="Table3.B2" office:value-type="string">
            <text:p text:style-name="P41">Permanent error, invalid arguments.<text:line-break/>The firmware data is incompatible with this hardware node.</text:p>
          </table:table-cell>
        </table:table-row>
        <table:table-row>
          <table:table-cell table:style-name="Table3.A3" office:value-type="string">
            <text:p text:style-name="P40">0x1089</text:p>
          </table:table-cell>
          <table:table-cell table:style-name="Table3.B3" office:value-type="string">
            <text:p text:style-name="P40">Permanent error, invalid arguments.<text:line-break/>The firmware data is invalid or corrupted.</text:p>
          </table:table-cell>
        </table:table-row>
      </table:table>
      <text:h text:style-name="P71" text:outline-level="3" text:is-list-header="true"/>
      <text:h text:style-name="P67" text:outline-level="2">Well-Known Event IDs</text:h>
      <text:p text:style-name="P28">01.01.00.00.00.00.0<text:span text:style-name="T33">6</text:span>.<text:span text:style-name="T33">01<text:tab/> Firmware Corrupted</text:span></text:p>
      <text:p text:style-name="P28">01.01.00.00.00.00.0<text:span text:style-name="T33">6</text:span>.<text:span text:style-name="T33">02<text:tab/> Firmware Upgrade Requested by Hardware Switch</text:span></text:p>
      <text:h text:style-name="P71"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8"><text:s/>1 Introduction (Informative)<text:tab/>1</text:p>
          <text:p text:style-name="P38"><text:s/>2 Intended Use (Informative)<text:tab/>1</text:p>
          <text:p text:style-name="P38"><text:s/>3 References and Context (Normative)<text:tab/>1</text:p>
          <text:p text:style-name="P38"><text:s/>4 Message Formats (Normative)<text:tab/>2</text:p>
          <text:p text:style-name="P38"><text:s/>5 States (Normative)<text:tab/>2</text:p>
          <text:p text:style-name="P38"><text:s/>6 Interactions (Normative)<text:tab/>2</text:p>
          <text:p text:style-name="P37"><text:s/>6.1 Definitions<text:tab/>2</text:p>
          <text:p text:style-name="P37"><text:s/>6.2 State transitions<text:tab/>2</text:p>
          <text:p text:style-name="P37"><text:s/>6.3 Data Transfer<text:tab/>3</text:p>
          <text:p text:style-name="P37"><text:s/>6.4 Full sequence of firmware upgrade<text:tab/>3</text:p>
          <text:p text:style-name="P38"><text:s/>7 Allocations (Normative)<text:tab/>3</text:p>
          <text:p text:style-name="P37"><text:s/>7.1 Memory Space numbers<text:tab/>3</text:p>
          <text:p text:style-name="P37"><text:s/>7.2 Error Codes<text:tab/>3</text:p>
        </text:index-body>
      </text:table-of-conten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1201in" style: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9"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153e3"/>
    </style:style>
    <style:style style:name="MT3" style:family="text">
      <style:text-properties fo:font-size="8pt" style:font-size-asian="8pt" style:font-size-complex="8pt"/>
    </style:style>
    <style:style style:name="MT4" style:family="text">
      <style:text-properties fo:font-size="8pt" officeooo:rsid="0024e6b9" style:font-size-asian="8pt" style:font-size-complex="8pt"/>
    </style:style>
    <style:style style:name="MT5" style:family="text">
      <style:text-properties fo:font-size="8pt" officeooo:rsid="001153e3"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Firmware Upgrade</text:span> Standard</text:p>
      </style:header>
      <style:footer>
        <text:p text:style-name="MP4"><text:span text:style-name="Page_20_Number"><text:span text:style-name="MT3">Copyright 201</text:span></text:span><text:span text:style-name="Page_20_Number"><text:span text:style-name="MT4">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5</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75" text:date-value="2016-01-19T14:33:35.404514386">Jan 19,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32726377952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8">Firmware Upgrade</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9"><text:date style:data-style-name="N75" text:date-value="2016-01-19T14:33:35.408906713">Jan 19, 2016</text:date></text:p>
            </table:table-cell>
            <table:table-cell table:style-name="Table1.C1" office:value-type="string">
              <text:p text:style-name="MP10">Proposal</text:p>
            </table:table-cell>
          </table:table-row>
        </table:table>
        <text:p text:style-name="Header"/>
      </style:header>
      <style:footer>
        <text:p text:style-name="Text_20_body"><text:span text:style-name="Page_20_Number"><text:span text:style-name="MT3">Copyright 201</text:span></text:span><text:span text:style-name="Page_20_Number"><text:span text:style-name="MT5">5</text:span></text:span><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5</text:page-count></text:span></text:span><text:span text:style-name="Page_20_Number"><text:span text:style-name="MT7"> - </text:span></text:span><text:span text:style-name="Page_20_Number"><text:span text:style-name="MT3"><text:date style:data-style-name="N75" text:date-value="2016-01-19T14:33:35.411531925">Jan 19, 2016</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3</meta:editing-cycles>
    <meta:editing-duration>PT16H29M36S</meta:editing-duration>
    <meta:generator>LibreOffice/4.2.8.2$Linux_X86_64 LibreOffice_project/420m0$Build-2</meta:generator>
    <dc:date>2016-01-19T14:33:35.339142870</dc:date>
    <dc:creator>Balazs Racz</dc:creator>
    <meta:document-statistic meta:table-count="4" meta:image-count="1" meta:object-count="0" meta:page-count="5" meta:paragraph-count="98" meta:word-count="1562" meta:character-count="9972" meta:non-whitespace-character-count="8487"/>
    <meta:user-defined meta:name="Info 1"/>
    <meta:user-defined meta:name="Info 2"/>
    <meta:user-defined meta:name="Info 3"/>
    <meta:user-defined meta:name="Info 4"/>
  </office:meta>
</office:document-meta>
</file>